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r.clean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nager.randomizationFactor( dou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call( Object [ ] encodedPack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r.call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all( Exception er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r.reconnectionAttempts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onre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reconnectionDelay( lo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isReconnec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gine.Engine( URI uri ,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all( Object ... objec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reconnection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processPacketQue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on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anager.reconnectio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reconnectionDelay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ionDelayMax( lo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nager.r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ondecoded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maybeReconnectOn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r.Manager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nager.randomization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Manager( URI uri , Options op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nager.socket( String n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onclose( String reas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r.packet( Packet pack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anager.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ion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open( final OpenCallback f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Manager.socket( final String nsp , 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r.timeout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onerror( Exception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Manager( 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reconnec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